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c5684" officeooo:paragraph-rsid="000c5684" style:font-weight-asian="bold" style:font-weight-complex="bold"/>
    </style:style>
    <style:style style:name="P2" style:family="paragraph" style:parent-style-name="Standard">
      <style:text-properties fo:font-weight="bold" officeooo:rsid="000c5684" officeooo:paragraph-rsid="000df37a" style:font-weight-asian="bold" style:font-weight-complex="bold"/>
    </style:style>
    <style:style style:name="P3" style:family="paragraph" style:parent-style-name="Standard">
      <style:text-properties fo:font-weight="bold" officeooo:rsid="000c5684" officeooo:paragraph-rsid="000ebcc2" style:font-weight-asian="bold" style:font-weight-complex="bold"/>
    </style:style>
    <style:style style:name="P4" style:family="paragraph" style:parent-style-name="Standard">
      <style:text-properties fo:font-weight="bold" officeooo:rsid="000c5684" officeooo:paragraph-rsid="00106b10" style:font-weight-asian="bold" style:font-weight-complex="bold"/>
    </style:style>
    <style:style style:name="P5" style:family="paragraph" style:parent-style-name="Standard">
      <style:text-properties fo:font-weight="bold" officeooo:rsid="000d1455" officeooo:paragraph-rsid="000d1455" style:font-weight-asian="bold" style:font-weight-complex="bold"/>
    </style:style>
    <style:style style:name="P6" style:family="paragraph" style:parent-style-name="Standard">
      <style:text-properties officeooo:rsid="000c5684" officeooo:paragraph-rsid="000c5684" fo:background-color="transparent"/>
    </style:style>
    <style:style style:name="P7" style:family="paragraph" style:parent-style-name="Standard">
      <style:text-properties style:text-underline-style="none" fo:font-weight="bold" officeooo:rsid="0010cc41" officeooo:paragraph-rsid="0010cc41" style:font-weight-asian="bold" style:font-weight-complex="bold"/>
    </style:style>
    <style:style style:name="P8" style:family="paragraph" style:parent-style-name="Standard">
      <style:text-properties style:text-underline-style="none" fo:font-weight="bold" officeooo:rsid="000c5684" officeooo:paragraph-rsid="00111ecd" style:font-weight-asian="bold" style:font-weight-complex="bold"/>
    </style:style>
    <style:style style:name="P9" style:family="paragraph" style:parent-style-name="Standard">
      <style:text-properties style:text-underline-style="none" fo:font-weight="bold" officeooo:rsid="000c5684" officeooo:paragraph-rsid="00130261" style:font-weight-asian="bold" style:font-weight-complex="bold"/>
    </style:style>
    <style:style style:name="P10" style:family="paragraph" style:parent-style-name="Standard">
      <style:text-properties style:text-underline-style="none" fo:font-weight="bold" officeooo:rsid="00130261" officeooo:paragraph-rsid="00130261" style:font-weight-asian="bold" style:font-weight-complex="bold"/>
    </style:style>
    <style:style style:name="P11" style:family="paragraph" style:parent-style-name="Standard">
      <style:text-properties fo:font-weight="normal" officeooo:rsid="000d1455" officeooo:paragraph-rsid="000c5684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0c5684" officeooo:paragraph-rsid="000df37a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0c5684" officeooo:paragraph-rsid="000ebcc2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0c5684" officeooo:paragraph-rsid="00106b10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0c5684" officeooo:paragraph-rsid="00111ecd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0c5684" officeooo:paragraph-rsid="00130261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0d1455" officeooo:paragraph-rsid="000f2196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130261" officeooo:paragraph-rsid="00130261" style:font-weight-asian="normal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officeooo:rsid="001526d5" officeooo:paragraph-rsid="001526d5"/>
    </style:style>
    <style:style style:name="P20" style:family="paragraph" style:parent-style-name="Table_20_Contents">
      <style:text-properties officeooo:rsid="001526d5" officeooo:paragraph-rsid="001526d5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0d1455" style:font-weight-asian="bold" style:font-weight-complex="bold"/>
    </style:style>
    <style:style style:name="T4" style:family="text">
      <style:text-properties style:text-underline-style="solid" style:text-underline-width="auto" style:text-underline-color="font-color" officeooo:rsid="000ebcc2"/>
    </style:style>
    <style:style style:name="T5" style:family="text">
      <style:text-properties style:text-underline-style="solid" style:text-underline-width="auto" style:text-underline-color="font-color" officeooo:rsid="000d1455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d1455" style:font-weight-asian="normal" style:font-weight-complex="normal"/>
    </style:style>
    <style:style style:name="T8" style:family="text">
      <style:text-properties fo:font-weight="normal" officeooo:rsid="000ebcc2" style:font-weight-asian="normal" style:font-weight-complex="normal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underline-style="none" fo:font-weight="normal" officeooo:rsid="000ebcc2" style:font-weight-asian="normal" style:font-weight-complex="normal"/>
    </style:style>
    <style:style style:name="T11" style:family="text">
      <style:text-properties style:text-underline-style="none" fo:font-weight="normal" officeooo:rsid="000d1455" style:font-weight-asian="normal" style:font-weight-complex="normal"/>
    </style:style>
    <style:style style:name="T12" style:family="text">
      <style:text-properties style:text-underline-style="none" fo:font-weight="normal" officeooo:rsid="000f5c37" style:font-weight-asian="normal" style:font-weight-complex="normal"/>
    </style:style>
    <style:style style:name="T13" style:family="text">
      <style:text-properties style:text-underline-style="none" fo:font-weight="normal" officeooo:rsid="00106b10" style:font-weight-asian="normal" style:font-weight-complex="normal"/>
    </style:style>
    <style:style style:name="T14" style:family="text">
      <style:text-properties style:text-underline-style="none" officeooo:rsid="0013026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FN</text:p>
      <text:p text:style-name="P6"><text:span text:style-name="T2">codTarea</text:span>, descripcionTarea, codPrioridad, descripcionPrioridad<text:span text:style-name="T6">, codPoblacion, descripcionPoblacion, codEstado, descripcionEstado, codTipo, descripcionTipo, codValoracion, descripcionValoracion, </text:span><text:span text:style-name="T2">codCliente</text:span><text:span text:style-name="T6">, nombreCliente, tlfCliente, observacionCliente, cantidadMaxima, </text:span><text:span text:style-name="T2">fechaHoraVisita</text:span><text:span text:style-name="T6">, observacionVisita, </text:span><text:span text:style-name="T2">codInmueble</text:span><text:span text:style-name="T6">, descripcionInmueble, direccionInmueble, numHabitacionesInmueble, </text:span><text:span text:style-name="T7">metrosInmueble, precioInmueble, garajeInmueble, </text:span><text:span text:style-name="T3">codPreferencia</text:span><text:span text:style-name="T7">, numHabitacionesPreferencia, garajePreferencia</text:span></text:p>
      <text:p text:style-name="P11"/>
      <text:p text:style-name="P5">2FN</text:p>
      <text:p text:style-name="P2"><text:span text:style-name="T1">codTarea</text:span><text:span text:style-name="T6">, descripcionTarea, codPrioridad, descripcionPrioridad</text:span></text:p>
      <text:p text:style-name="P12"/>
      <text:p text:style-name="P3"><text:span text:style-name="T4">codInmueble</text:span><text:span text:style-name="T10">, </text:span><text:span text:style-name="T1">codCliente</text:span><text:span text:style-name="T9">, </text:span><text:span text:style-name="T4">fechaHoraVisita</text:span><text:span text:style-name="T10">, <text:s/></text:span><text:span text:style-name="T9">codValoracion, descripcionValoracion, <text:s/>observacionVisita</text:span></text:p>
      <text:p text:style-name="P13"/>
      <text:p text:style-name="P3"><text:span text:style-name="T14">A: </text:span><text:span text:style-name="T1">codCliente</text:span><text:span text:style-name="T9">, nombreCliente, tlfCliente, observacionCliente, cantidadMaxima</text:span></text:p>
      <text:p text:style-name="P13"/>
      <text:p text:style-name="P4"><text:span text:style-name="T1">codInmueble</text:span><text:span text:style-name="T9">, descripcionInmueble, direccionInmueble, numHabitacionesInmueble, </text:span><text:span text:style-name="T11">metrosInmueble, precioInmueble, garajeInmueble, </text:span><text:span text:style-name="T10">codPoblacion, d</text:span><text:span text:style-name="T9">escripcionPoblacion, codEstado, descripcionEstado, codTipo, descripcionTipo</text:span></text:p>
      <text:p text:style-name="P17"/>
      <text:p text:style-name="P4"><text:span text:style-name="T14">B: </text:span><text:span text:style-name="T5">codPreferencia</text:span><text:span text:style-name="T11">, numHabitacionesPreferencia, garajePreferencia, </text:span><text:span text:style-name="T12">codCliente,</text:span><text:span text:style-name="T13"> codPoblacion, <text:s/></text:span><text:span text:style-name="T9">codEstado, codTipo</text:span></text:p>
      <text:p text:style-name="P14"/>
      <text:p text:style-name="P7">3FN</text:p>
      <text:p text:style-name="P8"><text:span text:style-name="T1">codTarea</text:span><text:span text:style-name="T6">, descripcionTarea, codPrioridad</text:span></text:p>
      <text:p text:style-name="P15"/>
      <text:p text:style-name="P8"><text:span text:style-name="T1">codPrioridad</text:span><text:span text:style-name="T6">, descripcionPrioridad</text:span></text:p>
      <text:p text:style-name="P15"/>
      <text:p text:style-name="P8"><text:span text:style-name="T4">codInmueble</text:span><text:span text:style-name="T8">, </text:span><text:span text:style-name="T1">codCliente</text:span><text:span text:style-name="T6">, </text:span><text:span text:style-name="T4">fechaHoraVisita</text:span><text:span text:style-name="T8">, <text:s/></text:span><text:span text:style-name="T6">codValoracion, observacionVisita</text:span></text:p>
      <text:p text:style-name="P15"/>
      <text:p text:style-name="P8"><text:span text:style-name="T1">codValoracion</text:span><text:span text:style-name="T6">, descripcionValoracion</text:span></text:p>
      <text:p text:style-name="P15"/>
      <text:p text:style-name="P10">A</text:p>
      <text:p text:style-name="P18"/>
      <text:p text:style-name="P9"><text:span text:style-name="T1">codInmueble</text:span><text:span text:style-name="T6">, descripcionInmueble, direccionInmueble, numHabitacionesInmueble, </text:span><text:span text:style-name="T7">metrosInmueble, precioInmueble, garajeInmueble, </text:span><text:span text:style-name="T8">codPoblacion, </text:span><text:span text:style-name="T6">codEstado, codTipo</text:span></text:p>
      <text:p text:style-name="P16"/>
      <text:p text:style-name="P9"><text:span text:style-name="T4">codPoblacion</text:span><text:span text:style-name="T8">, d</text:span><text:span text:style-name="T6">escripcionPoblacion</text:span></text:p>
      <text:p text:style-name="P16"/>
      <text:p text:style-name="P9"><text:span text:style-name="T1">codEstado</text:span><text:span text:style-name="T6">, descripcionEstado</text:span></text:p>
      <text:p text:style-name="P16"/>
      <text:p text:style-name="P9"><text:span text:style-name="T1">codTipo</text:span><text:span text:style-name="T6">, descripcionTipo</text:span></text:p>
      <text:p text:style-name="P18"/>
      <text:p text:style-name="P10">B</text:p>
      <text:p text:style-name="P15"/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15T09:53:02.042000000</meta:creation-date>
    <dc:date>2020-02-16T17:56:19.125000000</dc:date>
    <meta:editing-duration>PT25M41S</meta:editing-duration>
    <meta:editing-cycles>10</meta:editing-cycles>
    <meta:generator>LibreOffice/6.3.2.2$Windows_X86_64 LibreOffice_project/98b30e735bda24bc04ab42594c85f7fd8be07b9c</meta:generator>
    <meta:document-statistic meta:table-count="0" meta:image-count="0" meta:object-count="0" meta:page-count="1" meta:paragraph-count="19" meta:word-count="99" meta:character-count="1496" meta:non-whitespace-character-count="1412"/>
  </office:meta>
</office:document-meta>
</file>